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595cm" fo:margin-left="0cm" fo:margin-right="-0.005cm" table:align="margins"/>
    </style:style>
    <style:style style:name="Tableau2.A" style:family="table-column">
      <style:table-column-properties style:column-width="2.323cm" style:rel-column-width="8651*"/>
    </style:style>
    <style:style style:name="Tableau2.B" style:family="table-column">
      <style:table-column-properties style:column-width="3.625cm" style:rel-column-width="13498*"/>
    </style:style>
    <style:style style:name="Tableau2.C" style:family="table-column">
      <style:table-column-properties style:column-width="4.126cm" style:rel-column-width="15367*"/>
    </style:style>
    <style:style style:name="Tableau2.D" style:family="table-column">
      <style:table-column-properties style:column-width="3.761cm" style:rel-column-width="14010*"/>
    </style:style>
    <style:style style:name="Tableau2.E" style:family="table-column">
      <style:table-column-properties style:column-width="3.761cm" style:rel-column-width="14009*"/>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2" style:family="table-row">
      <style:table-row-properties style:min-row-height="1.367cm"/>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1" style:family="table">
      <style:table-properties style:width="17.595cm" fo:margin-left="0cm" fo:margin-right="-0.005cm" table:align="margins"/>
    </style:style>
    <style:style style:name="Tableau1.A" style:family="table-column">
      <style:table-column-properties style:column-width="2.955cm" style:rel-column-width="11004*"/>
    </style:style>
    <style:style style:name="Tableau1.B" style:family="table-column">
      <style:table-column-properties style:column-width="4.609cm" style:rel-column-width="17167*"/>
    </style:style>
    <style:style style:name="Tableau1.C" style:family="table-column">
      <style:table-column-properties style:column-width="5.248cm" style:rel-column-width="19545*"/>
    </style:style>
    <style:style style:name="Tableau1.D" style:family="table-column">
      <style:table-column-properties style:column-width="4.784cm" style:rel-column-width="1781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1.367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3" style:family="table">
      <style:table-properties style:width="17.595cm" fo:margin-left="0cm" fo:margin-right="-0.005cm" table:align="margins"/>
    </style:style>
    <style:style style:name="Tableau3.A" style:family="table-column">
      <style:table-column-properties style:column-width="2.953cm" style:rel-column-width="1674*"/>
    </style:style>
    <style:style style:name="Tableau3.B" style:family="table-column">
      <style:table-column-properties style:column-width="6.66cm" style:rel-column-width="3776*"/>
    </style:style>
    <style:style style:name="Tableau3.C" style:family="table-column">
      <style:table-column-properties style:column-width="7.982cm" style:rel-column-width="452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1.367cm"/>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size="12pt" style:text-underline-style="none" style:font-size-asian="12pt" style:font-size-complex="12pt"/>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PPER <text:tab/><text:tab/><text:tab/><text:tab/><text:tab/><text:tab/><text:tab/><text:tab/><text:tab/><text:tab/> <text:s/>Software technology</text:p>
      <text:p text:style-name="Standard">Colin<text:tab/><text:tab/><text:tab/><text:tab/><text:tab/><text:tab/><text:tab/><text:tab/><text:tab/><text:tab/><text:tab/><text:tab/> <text:s text:c="9"/>1DV600</text:p>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Assignment 3 – Test Cas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p>
      <text:p text:style-name="P5"><text:tab/><text:tab/><text:tab/><text:tab/><text:tab/><text:tab/><text:tab/><text:tab/><text:tab/><text:tab/><text:tab/><text:tab/> <text:s text:c="4"/>03/03/2017</text:p>
      <text:p text:style-name="P12"><text:soft-page-break/>Test case : &lt;View a list of books&gt;</text:p>
      <text:p text:style-name="P5"/>
      <text:p text:style-name="P5">Well there is not so much test to make about clicking on books. </text:p>
      <text:p text:style-name="P5"/>
      <text:p text:style-name="P12">Test case : &lt;View a book&gt;</text:p>
      <text:p text:style-name="P12"/>
      <text:p text:style-name="P15">Same as previously, I don't think there is so much test to make (except the API test).</text:p>
      <text:p text:style-name="P5"/>
      <text:p text:style-name="P12">Test case : &lt;Delete a book&gt;</text:p>
      <text:p text:style-name="P5"/>
      <table:table table:name="Tableau3" table:style-name="Tableau3">
        <table:table-column table:style-name="Tableau3.A"/>
        <table:table-column table:style-name="Tableau3.B"/>
        <table:table-column table:style-name="Tableau3.C"/>
        <table:table-row>
          <table:table-cell table:style-name="Tableau3.A1" office:value-type="string">
            <text:p text:style-name="P3">Test </text:p>
            <text:p text:style-name="P3">case ID</text:p>
          </table:table-cell>
          <table:table-cell table:style-name="Tableau3.A1" office:value-type="string">
            <text:p text:style-name="P4"><text:s/>ID01</text:p>
          </table:table-cell>
          <table:table-cell table:style-name="Tableau3.C1" office:value-type="string">
            <text:p text:style-name="P4">ID02 </text:p>
          </table:table-cell>
        </table:table-row>
        <table:table-row table:style-name="Tableau3.2">
          <table:table-cell table:style-name="Tableau3.A2" office:value-type="string">
            <text:p text:style-name="P3">Test scenario</text:p>
          </table:table-cell>
          <table:table-cell table:style-name="Tableau3.A2" office:value-type="string">
            <text:p text:style-name="P2">The person who handle the web library (PWL) receive a call or email saying that he/she should delete a book.</text:p>
          </table:table-cell>
          <table:table-cell table:style-name="Tableau3.C2" office:value-type="string">
            <text:p text:style-name="P2">The person who handle the web library (PWL) receive a call or email saying that he/she should delete all the book.</text:p>
          </table:table-cell>
        </table:table-row>
        <table:table-row>
          <table:table-cell table:style-name="Tableau3.A2" office:value-type="string">
            <text:p text:style-name="P1">Test Case Description</text:p>
          </table:table-cell>
          <table:table-cell table:style-name="Tableau3.A2" office:value-type="string">
            <text:p text:style-name="P2">We gonna test if book has been deleted.</text:p>
          </table:table-cell>
          <table:table-cell table:style-name="Tableau3.C2" office:value-type="string">
            <text:p text:style-name="P2">We gonna test if book has been deleted.</text:p>
          </table:table-cell>
        </table:table-row>
        <table:table-row>
          <table:table-cell table:style-name="Tableau3.A2" office:value-type="string">
            <text:p text:style-name="P1">Test Steps</text:p>
          </table:table-cell>
          <table:table-cell table:style-name="Tableau3.A2" office:value-type="string">
            <text:p text:style-name="P2">1. Get the list of book by clicking on books</text:p>
            <text:p text:style-name="P2">2. Click on a book. </text:p>
            <text:p text:style-name="P2">3. Click on delete</text:p>
          </table:table-cell>
          <table:table-cell table:style-name="Tableau3.C2" office:value-type="string">
            <text:p text:style-name="P2">1. Get the list of book by clicking on books</text:p>
            <text:p text:style-name="P2">2. Click on a book. </text:p>
            <text:p text:style-name="P2">3. Click on delete</text:p>
          </table:table-cell>
        </table:table-row>
        <table:table-row>
          <table:table-cell table:style-name="Tableau3.A2" office:value-type="string">
            <text:p text:style-name="P2"><text:span text:style-name="T1">Prerequisite</text:span> </text:p>
          </table:table-cell>
          <table:table-cell table:style-name="Tableau3.A2" office:value-type="string">
            <text:p text:style-name="P2">Book existed so we can clicked on it.</text:p>
          </table:table-cell>
          <table:table-cell table:style-name="Tableau3.C2" office:value-type="string">
            <text:p text:style-name="P2">There is only one book existed so we can clicked on it</text:p>
          </table:table-cell>
        </table:table-row>
        <table:table-row>
          <table:table-cell table:style-name="Tableau3.A2" office:value-type="string">
            <text:p text:style-name="P1">Test Data</text:p>
          </table:table-cell>
          <table:table-cell table:style-name="Tableau3.A2" office:value-type="string">
            <text:p text:style-name="P2">Id = “1”</text:p>
          </table:table-cell>
          <table:table-cell table:style-name="Tableau3.C2" office:value-type="string">
            <text:p text:style-name="P2">Id = “1”</text:p>
          </table:table-cell>
        </table:table-row>
        <table:table-row>
          <table:table-cell table:style-name="Tableau3.A2" office:value-type="string">
            <text:p text:style-name="P1">Expected Result</text:p>
          </table:table-cell>
          <table:table-cell table:style-name="Tableau3.A2" office:value-type="string">
            <text:p text:style-name="P2">Book deleted </text:p>
          </table:table-cell>
          <table:table-cell table:style-name="Tableau3.C2" office:value-type="string">
            <text:p text:style-name="P2">Book deleted and display empty list</text:p>
          </table:table-cell>
        </table:table-row>
        <table:table-row>
          <table:table-cell table:style-name="Tableau3.A2" office:value-type="string">
            <text:p text:style-name="P1">Actual Result</text:p>
          </table:table-cell>
          <table:table-cell table:style-name="Tableau3.A2" office:value-type="string">
            <text:p text:style-name="P2">Book deleted</text:p>
          </table:table-cell>
          <table:table-cell table:style-name="Tableau3.C2" office:value-type="string">
            <text:p text:style-name="P2">Book deleted but provide an error when reading the XML file</text:p>
          </table:table-cell>
        </table:table-row>
        <table:table-row>
          <table:table-cell table:style-name="Tableau3.A2" office:value-type="string">
            <text:p text:style-name="P1"><text:span text:style-name="Strong_20_Emphasis">Pass/Fail</text:span> </text:p>
          </table:table-cell>
          <table:table-cell table:style-name="Tableau3.A2" office:value-type="string">
            <text:p text:style-name="P2">Pass</text:p>
          </table:table-cell>
          <table:table-cell table:style-name="Tableau3.C2" office:value-type="string">
            <text:p text:style-name="P2">Fail</text:p>
          </table:table-cell>
        </table:table-row>
        <table:table-row>
          <table:table-cell table:style-name="Tableau3.A2" office:value-type="string">
            <text:p text:style-name="P3">Comments</text:p>
          </table:table-cell>
          <table:table-cell table:style-name="Tableau3.A2" office:value-type="string">
            <text:p text:style-name="P2">This test will be implemented. </text:p>
          </table:table-cell>
          <table:table-cell table:style-name="Tableau3.C2" office:value-type="string">
            <text:p text:style-name="P2">Here is a typical test that I should handle, The problem here is that when I'm reading the XML file and trying to get the length, it's say undefined, again here it show the power that test case have, I will never think about that possiblities if I didn't make the test.</text:p>
          </table:table-cell>
        </table:table-row>
      </table:table>
      <text:p text:style-name="P5"/>
      <text:p text:style-name="P5"/>
      <text:p text:style-name="P5"/>
      <text:p text:style-name="P5"/>
      <text:p text:style-name="P13"/>
      <text:p text:style-name="P12"><text:soft-page-break/></text:p>
      <text:p text:style-name="P12"/>
      <text:p text:style-name="P12"/>
      <text:p text:style-name="P12"/>
      <text:p text:style-name="P12">Test case : &lt;Add a book&gt;</text:p>
      <text:p text:style-name="P5"/>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Test </text:p>
            <text:p text:style-name="P3">case ID</text:p>
          </table:table-cell>
          <table:table-cell table:style-name="Tableau2.A1" office:value-type="string">
            <text:p text:style-name="P4"><text:s/>ID01</text:p>
          </table:table-cell>
          <table:table-cell table:style-name="Tableau2.A1" office:value-type="string">
            <text:p text:style-name="P4">ID02 </text:p>
          </table:table-cell>
          <table:table-cell table:style-name="Tableau2.A1" office:value-type="string">
            <text:p text:style-name="P4">ID03</text:p>
          </table:table-cell>
          <table:table-cell table:style-name="Tableau2.E1" office:value-type="string">
            <text:p text:style-name="P4">ID04</text:p>
          </table:table-cell>
        </table:table-row>
        <table:table-row table:style-name="Tableau2.2">
          <table:table-cell table:style-name="Tableau2.A2" office:value-type="string">
            <text:p text:style-name="P3">Test scenario</text:p>
          </table:table-cell>
          <table:table-cell table:style-name="Tableau2.A2" office:value-type="string">
            <text:p text:style-name="P2">The person who handle the web library (PWL) receive a call or email saying that he/she should add a new book. The author give him all information needed about his book.</text:p>
          </table:table-cell>
          <table:table-cell table:style-name="Tableau2.A2" office:value-type="string">
            <text:p text:style-name="P2">The person who handle the web library (PWL) receive a call or email saying that he/she should add a new book. The author give him all information needed about his book, except some information like the description and genre</text:p>
          </table:table-cell>
          <table:table-cell table:style-name="Tableau2.A2" office:value-type="string">
            <text:p text:style-name="P2">The person who handle the web library (PWL) receive a call or email saying that he/she should add a new book. But PWL made a mistake and missclick by adding a book without any information</text:p>
          </table:table-cell>
          <table:table-cell table:style-name="Tableau2.E2" office:value-type="string">
            <text:p text:style-name="P2">The PWL trying to add a book where the list of book is empty.</text:p>
          </table:table-cell>
        </table:table-row>
        <table:table-row>
          <table:table-cell table:style-name="Tableau2.A2" office:value-type="string">
            <text:p text:style-name="P1">Test Case Description</text:p>
          </table:table-cell>
          <table:table-cell table:style-name="Tableau2.A2" office:value-type="string">
            <text:p text:style-name="P2">We gonna test if the book is added with all the correct information </text:p>
          </table:table-cell>
          <table:table-cell table:style-name="Tableau2.A2" office:value-type="string">
            <text:p text:style-name="P2">We gonna test if the book is added with all the correct information even if informations are incomplete</text:p>
          </table:table-cell>
          <table:table-cell table:style-name="Tableau2.A2" office:value-type="string">
            <text:p text:style-name="P2"><text:s/>We gonna test if the book is added with no information filled</text:p>
          </table:table-cell>
          <table:table-cell table:style-name="Tableau2.E2" office:value-type="string">
            <text:p text:style-name="P2">We gonna try to add a book even if the list of book is empty</text:p>
          </table:table-cell>
        </table:table-row>
        <table:table-row>
          <table:table-cell table:style-name="Tableau2.A2" office:value-type="string">
            <text:p text:style-name="P1">Test Steps</text:p>
          </table:table-cell>
          <table:table-cell table:style-name="Tableau2.A2" office:value-type="string">
            <text:p text:style-name="P2">1. Get the list of book by clicking on books</text:p>
            <text:p text:style-name="P2">2. Click on New Book. </text:p>
            <text:p text:style-name="P2">3. Fill the information given by the author</text:p>
            <text:p text:style-name="P2">4. Click on save <text:s/></text:p>
          </table:table-cell>
          <table:table-cell table:style-name="Tableau2.A2" office:value-type="string">
            <text:p text:style-name="P2">1. Get the list of book by clicking on books</text:p>
            <text:p text:style-name="P2">2. Click on New Book. </text:p>
            <text:p text:style-name="P2">3. Fill the information given by the author</text:p>
            <text:p text:style-name="P2">4. Click on save <text:s/></text:p>
          </table:table-cell>
          <table:table-cell table:style-name="Tableau2.A2" office:value-type="string">
            <text:p text:style-name="P2">1. Get the list of book by clicking on books</text:p>
            <text:p text:style-name="P2">2. Click on New Book. </text:p>
            <text:p text:style-name="P2">3. Click on save <text:s/></text:p>
          </table:table-cell>
          <table:table-cell table:style-name="Tableau2.E2" office:value-type="string">
            <text:p text:style-name="P2">1. Get the list of book by clicking on books</text:p>
            <text:p text:style-name="P2">2. Click on New Book. </text:p>
            <text:p text:style-name="P2">3. Fill the information given by the author</text:p>
            <text:p text:style-name="P2">4. Click on save <text:s/></text:p>
          </table:table-cell>
        </table:table-row>
        <table:table-row>
          <table:table-cell table:style-name="Tableau2.A2" office:value-type="string">
            <text:p text:style-name="P2"><text:span text:style-name="T1">Prerequisite</text:span> </text:p>
          </table:table-cell>
          <table:table-cell table:style-name="Tableau2.A2" office:value-type="string">
            <text:p text:style-name="P2">None (actually it should be a prerequiste saying that if the book already existed, not the same id but the same information it shouldn't be added).</text:p>
          </table:table-cell>
          <table:table-cell table:style-name="Tableau2.A2" office:value-type="string">
            <text:p text:style-name="P2">None (actually it should be a prerequiste saying that if the book already existed, not the same id but the same information it shouldn't be added).</text:p>
          </table:table-cell>
          <table:table-cell table:style-name="Tableau2.A2" office:value-type="string">
            <text:p text:style-name="P2">None (actually it should be a prerequiste saying that if the book already existed, not the same id but the same information it shouldn't be added).</text:p>
          </table:table-cell>
          <table:table-cell table:style-name="Tableau2.E2" office:value-type="string">
            <text:p text:style-name="P2">List of book empty, no book in the xml file.</text:p>
          </table:table-cell>
        </table:table-row>
        <table:table-row>
          <table:table-cell table:style-name="Tableau2.A2" office:value-type="string">
            <text:p text:style-name="P1">Test Data</text:p>
          </table:table-cell>
          <table:table-cell table:style-name="Tableau2.A2" office:value-type="string">
            <text:p text:style-name="P2">Title = “How I became a genius”</text:p>
            <text:p text:style-name="P2">Author = “Einstein” </text:p>
            <text:p text:style-name="P2"><text:soft-page-break/>Genre = “Science”</text:p>
            <text:p text:style-name="P2">Price = “0” </text:p>
            <text:p text:style-name="P2">Publish_Date : “1947-10-12”</text:p>
            <text:p text:style-name="P2">Description = “How Einstein became a genius, the greatest genius of the 20<text:span text:style-name="T2">th</text:span> century.”</text:p>
          </table:table-cell>
          <table:table-cell table:style-name="Tableau2.A2" office:value-type="string">
            <text:p text:style-name="P2">Title = “How I became a genius”</text:p>
            <text:p text:style-name="P2">Author = “Einstein” </text:p>
            <text:p text:style-name="P2"><text:soft-page-break/>Genre = “”</text:p>
            <text:p text:style-name="P2">Price = “0” </text:p>
            <text:p text:style-name="P2">Publish_Date : “1947-10-12”</text:p>
            <text:p text:style-name="P2">Description = “”</text:p>
          </table:table-cell>
          <table:table-cell table:style-name="Tableau2.A2" office:value-type="string">
            <text:p text:style-name="P2">Title = “”</text:p>
            <text:p text:style-name="P2">Author = “” </text:p>
            <text:p text:style-name="P2">Genre = “”</text:p>
            <text:p text:style-name="P2"><text:soft-page-break/>Price = “”</text:p>
            <text:p text:style-name="P2">Publish_Date : “”</text:p>
            <text:p text:style-name="P2">Description = “”</text:p>
          </table:table-cell>
          <table:table-cell table:style-name="Tableau2.E2" office:value-type="string">
            <text:p text:style-name="P2">Title = “How I became a genius”</text:p>
            <text:p text:style-name="P2">Author = “Einstein” </text:p>
            <text:p text:style-name="P2"><text:soft-page-break/>Genre = “Science”</text:p>
            <text:p text:style-name="P2">Price = “0” </text:p>
            <text:p text:style-name="P2">Publish_Date : “1947-10-12”</text:p>
            <text:p text:style-name="P2">Description = “How Einstein became a genius, the greatest genius of the 20<text:span text:style-name="T2">th</text:span> century.”</text:p>
          </table:table-cell>
        </table:table-row>
        <table:table-row>
          <table:table-cell table:style-name="Tableau2.A2" office:value-type="string">
            <text:p text:style-name="P1">Expected Result</text:p>
          </table:table-cell>
          <table:table-cell table:style-name="Tableau2.A2" office:value-type="string">
            <text:p text:style-name="P2">Book added with the data furnished by the author/user </text:p>
          </table:table-cell>
          <table:table-cell table:style-name="Tableau2.A2" office:value-type="string">
            <text:p text:style-name="P2">Book added with the data furnished by the author/user. </text:p>
          </table:table-cell>
          <table:table-cell table:style-name="Tableau2.A2" office:value-type="string">
            <text:p text:style-name="P2"><text:s text:c="2"/>Book added with no data but unable to see it or click on this book when we see the list of book </text:p>
          </table:table-cell>
          <table:table-cell table:style-name="Tableau2.E2" office:value-type="string">
            <text:p text:style-name="P2">Book added with the data furnished by the author/user.</text:p>
          </table:table-cell>
        </table:table-row>
        <table:table-row>
          <table:table-cell table:style-name="Tableau2.A2" office:value-type="string">
            <text:p text:style-name="P1">Actual Result</text:p>
          </table:table-cell>
          <table:table-cell table:style-name="Tableau2.A2" office:value-type="string">
            <text:p text:style-name="P2">Book added with the correct data</text:p>
          </table:table-cell>
          <table:table-cell table:style-name="Tableau2.A2" office:value-type="string">
            <text:p text:style-name="P2">Book added with the correct data.</text:p>
          </table:table-cell>
          <table:table-cell table:style-name="Tableau2.A2" office:value-type="string">
            <text:p text:style-name="P2">Book added with no data.</text:p>
          </table:table-cell>
          <table:table-cell table:style-name="Tableau2.E2" office:value-type="string">
            <text:p text:style-name="P2">Error when trying to get the length of the list.</text:p>
          </table:table-cell>
        </table:table-row>
        <table:table-row>
          <table:table-cell table:style-name="Tableau2.A2" office:value-type="string">
            <text:p text:style-name="P1"><text:span text:style-name="Strong_20_Emphasis">Pass/Fail</text:span> </text:p>
          </table:table-cell>
          <table:table-cell table:style-name="Tableau2.A2" office:value-type="string">
            <text:p text:style-name="P2">Pass</text:p>
          </table:table-cell>
          <table:table-cell table:style-name="Tableau2.A2" office:value-type="string">
            <text:p text:style-name="P2">Pass</text:p>
          </table:table-cell>
          <table:table-cell table:style-name="Tableau2.A2" office:value-type="string">
            <text:p text:style-name="P2">Pass (should fail in reality)</text:p>
          </table:table-cell>
          <table:table-cell table:style-name="Tableau2.E2" office:value-type="string">
            <text:p text:style-name="P2">Fail (Should pass in reality)</text:p>
          </table:table-cell>
        </table:table-row>
        <table:table-row>
          <table:table-cell table:style-name="Tableau2.A2" office:value-type="string">
            <text:p text:style-name="P3">Comments</text:p>
          </table:table-cell>
          <table:table-cell table:style-name="Tableau2.A2" office:value-type="string">
            <text:p text:style-name="P2">This test will be implemented. </text:p>
          </table:table-cell>
          <table:table-cell table:style-name="Tableau2.A2" office:value-type="string">
            <text:p text:style-name="P2">This test will be implemented. <text:s/></text:p>
          </table:table-cell>
          <table:table-cell table:style-name="Tableau2.A2" office:value-type="string">
            <text:p text:style-name="P2">Here again is a case that I didn't handle when creating the function. Here I suppose that the PWL is smart enough to not missclick on save directly without add any information. I should handle this test anyway and I will do it in the next assignment.</text:p>
            <text:p text:style-name="P2">This test will be implemented and will be changed in the future so this case shouldn't pass</text:p>
          </table:table-cell>
          <table:table-cell table:style-name="Tableau2.E2" office:value-type="string">
            <text:p text:style-name="P2">Here is the special reason what test plan/ test use case is extremly important, I implemented the addBookResource before making this test case two weeks ago, and now I realised that I never test the case where the list is empty and I realise now it's the same for the deleteBook, if I delete all the book, I have a problem with the last one because when he read the xml file in getBooksResource, the length is undefined, same as for adding a book in an empty list. This is clearly why it's always good to have test before <text:soft-page-break/>implementation. Honnestly I won't implemented this case but of course it should be implemented and same for the delete. Therefore I'll do it for the assignment 4.</text:p>
          </table:table-cell>
        </table:table-row>
      </table:table>
      <text:p text:style-name="P5"/>
      <text:p text:style-name="P5"/>
      <text:p text:style-name="P5"/>
      <text:p text:style-name="P5"/>
      <text:p text:style-name="P5"/>
      <text:p text:style-name="P5"/>
      <text:p text:style-name="P5"/>
      <text:p text:style-name="P5"/>
      <text:p text:style-name="P12">Test case : &lt;Modify a book&gt;</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Test </text:p>
            <text:p text:style-name="P3">case ID</text:p>
          </table:table-cell>
          <table:table-cell table:style-name="Tableau1.A1" office:value-type="string">
            <text:p text:style-name="P4"><text:s/>ID01</text:p>
          </table:table-cell>
          <table:table-cell table:style-name="Tableau1.A1" office:value-type="string">
            <text:p text:style-name="P4">ID02 </text:p>
          </table:table-cell>
          <table:table-cell table:style-name="Tableau1.D1" office:value-type="string">
            <text:p text:style-name="P4">ID03</text:p>
          </table:table-cell>
        </table:table-row>
        <table:table-row table:style-name="Tableau1.2">
          <table:table-cell table:style-name="Tableau1.A2" office:value-type="string">
            <text:p text:style-name="P3">Test scenario</text:p>
          </table:table-cell>
          <table:table-cell table:style-name="Tableau1.A2" office:value-type="string">
            <text:p text:style-name="P2">The person who handle the web library (PWL) receive a call or email saying that he/she should change all the information of a book.</text:p>
          </table:table-cell>
          <table:table-cell table:style-name="Tableau1.A2" office:value-type="string">
            <text:p text:style-name="P2">The PWL made a mistake and remove the title of the book when he edited the book.</text:p>
          </table:table-cell>
          <table:table-cell table:style-name="Tableau1.D2" office:value-type="string">
            <text:p text:style-name="P2">The PWL is very sick and remove all information. </text:p>
          </table:table-cell>
        </table:table-row>
        <table:table-row>
          <table:table-cell table:style-name="Tableau1.A2" office:value-type="string">
            <text:p text:style-name="P1">Test Case Description</text:p>
          </table:table-cell>
          <table:table-cell table:style-name="Tableau1.A2" office:value-type="string">
            <text:p text:style-name="P2">We gonna test if the information has changed after save the book.</text:p>
          </table:table-cell>
          <table:table-cell table:style-name="Tableau1.A2" office:value-type="string">
            <text:p text:style-name="P2">We gonna test if the information has changed after save the book and if we can still see the book even if there is an information missing.</text:p>
          </table:table-cell>
          <table:table-cell table:style-name="Tableau1.D2" office:value-type="string">
            <text:p text:style-name="P2">We gonna remove all the information and save it </text:p>
          </table:table-cell>
        </table:table-row>
        <table:table-row>
          <table:table-cell table:style-name="Tableau1.A2" office:value-type="string">
            <text:p text:style-name="P1">Test Steps</text:p>
          </table:table-cell>
          <table:table-cell table:style-name="Tableau1.A2" office:value-type="string">
            <text:p text:style-name="P2">1. Get the list of book by clicking on books</text:p>
            <text:p text:style-name="P2">2. Click on a book. </text:p>
            <text:p text:style-name="P2">3. Change all the information and fill different from the previous book</text:p>
            <text:p text:style-name="P2">4. Click on save </text:p>
            <text:p text:style-name="P2">5. Click on back </text:p>
          </table:table-cell>
          <table:table-cell table:style-name="Tableau1.A2" office:value-type="string">
            <text:p text:style-name="P2">1. Get the list of book by clicking on books</text:p>
            <text:p text:style-name="P2">2. Click on a book. </text:p>
            <text:p text:style-name="P2">3. Change all the information and fill different from the previous book except for the title where he/she let it without information</text:p>
            <text:p text:style-name="P2">4. Click on save </text:p>
            <text:p text:style-name="P2">5. Click on back </text:p>
          </table:table-cell>
          <table:table-cell table:style-name="Tableau1.D2" office:value-type="string">
            <text:p text:style-name="P2">1. Get the list of book by clicking on books</text:p>
            <text:p text:style-name="P2">2. Click on a book. </text:p>
            <text:p text:style-name="P2">3. remove all information</text:p>
            <text:p text:style-name="P2">4. Click on save </text:p>
            <text:p text:style-name="P2">5. Click on back </text:p>
          </table:table-cell>
        </table:table-row>
        <table:table-row>
          <table:table-cell table:style-name="Tableau1.A2" office:value-type="string">
            <text:p text:style-name="P2"><text:span text:style-name="T1">Prerequisite</text:span> </text:p>
          </table:table-cell>
          <table:table-cell table:style-name="Tableau1.A2" office:value-type="string">
            <text:p text:style-name="P2">Book existed so we can clicked on it.</text:p>
          </table:table-cell>
          <table:table-cell table:style-name="Tableau1.A2" office:value-type="string">
            <text:p text:style-name="P2">Book existed so we can clicked on it</text:p>
          </table:table-cell>
          <table:table-cell table:style-name="Tableau1.D2" office:value-type="string">
            <text:p text:style-name="P2">Book existed so we can clicked on it</text:p>
          </table:table-cell>
        </table:table-row>
        <table:table-row>
          <table:table-cell table:style-name="Tableau1.A2" office:value-type="string">
            <text:p text:style-name="P1">Test Data<text:soft-page-break/></text:p>
          </table:table-cell>
          <table:table-cell table:style-name="Tableau1.A2" office:value-type="string">
            <text:p text:style-name="P2">Id = “1”</text:p>
            <text:p text:style-name="P2"><text:soft-page-break/>Title = “How I became a genius”</text:p>
            <text:p text:style-name="P2">Author = “Einstein”</text:p>
            <text:p text:style-name="P2">Genre = “Science”</text:p>
            <text:p text:style-name="P2">Price = “0” </text:p>
            <text:p text:style-name="P2">Publish_Date : “1947-10-12”</text:p>
            <text:p text:style-name="P2">Description = “How Einstein became a genius, the greatest genius of the 20<text:span text:style-name="T2">th</text:span> century.”</text:p>
          </table:table-cell>
          <table:table-cell table:style-name="Tableau1.A2" office:value-type="string">
            <text:p text:style-name="P2">Id = “2”</text:p>
            <text:p text:style-name="P2"><text:soft-page-break/>Title = “”</text:p>
            <text:p text:style-name="P2">Author = “Einstein” </text:p>
            <text:p text:style-name="P2">Genre = “Science”</text:p>
            <text:p text:style-name="P2">Price = “0” </text:p>
            <text:p text:style-name="P2">Publish_Date : “1947-10-12”</text:p>
            <text:p text:style-name="P2">Description = “How Einstein became a genius, the greatest genius of the 20<text:span text:style-name="T2">th</text:span> century.”</text:p>
          </table:table-cell>
          <table:table-cell table:style-name="Tableau1.D2" office:value-type="string">
            <text:p text:style-name="P2">Id = “3”</text:p>
            <text:p text:style-name="P2"><text:soft-page-break/>Title = “”</text:p>
            <text:p text:style-name="P2">Author = “”</text:p>
            <text:p text:style-name="P2">Genre = “”</text:p>
            <text:p text:style-name="P2">Price = “”</text:p>
            <text:p text:style-name="P2">Publish_Date : ””</text:p>
            <text:p text:style-name="P2">Description = “”</text:p>
          </table:table-cell>
        </table:table-row>
        <table:table-row>
          <table:table-cell table:style-name="Tableau1.A2" office:value-type="string">
            <text:p text:style-name="P1">Expected Result</text:p>
          </table:table-cell>
          <table:table-cell table:style-name="Tableau1.A2" office:value-type="string">
            <text:p text:style-name="P2">Book modified with the data furnished by the user </text:p>
          </table:table-cell>
          <table:table-cell table:style-name="Tableau1.A2" office:value-type="string">
            <text:p text:style-name="P2">Book modified and still be able to see the book in the list of book, but we only see the author name.</text:p>
          </table:table-cell>
          <table:table-cell table:style-name="Tableau1.D2" office:value-type="string">
            <text:p text:style-name="P2">Book modified, but cannot see anything to change it again on the list of books.</text:p>
          </table:table-cell>
        </table:table-row>
        <table:table-row>
          <table:table-cell table:style-name="Tableau1.A2" office:value-type="string">
            <text:p text:style-name="P1">Actual Result</text:p>
          </table:table-cell>
          <table:table-cell table:style-name="Tableau1.A2" office:value-type="string">
            <text:p text:style-name="P2">Book modified with the correct data</text:p>
          </table:table-cell>
          <table:table-cell table:style-name="Tableau1.A2" office:value-type="string">
            <text:p text:style-name="P2">Book modified but not able to see the title of the book in the list of books.</text:p>
          </table:table-cell>
          <table:table-cell table:style-name="Tableau1.D2" office:value-type="string">
            <text:p text:style-name="P2">Book modified, but cannot see anything to change it again on the list of books.</text:p>
          </table:table-cell>
        </table:table-row>
        <table:table-row>
          <table:table-cell table:style-name="Tableau1.A2" office:value-type="string">
            <text:p text:style-name="P1"><text:span text:style-name="Strong_20_Emphasis">Pass/Fail</text:span> </text:p>
          </table:table-cell>
          <table:table-cell table:style-name="Tableau1.A2" office:value-type="string">
            <text:p text:style-name="P2">Pass</text:p>
          </table:table-cell>
          <table:table-cell table:style-name="Tableau1.A2" office:value-type="string">
            <text:p text:style-name="P2">Pass</text:p>
          </table:table-cell>
          <table:table-cell table:style-name="Tableau1.D2" office:value-type="string">
            <text:p text:style-name="P2">Pass (Should fail in the future)</text:p>
          </table:table-cell>
        </table:table-row>
        <table:table-row>
          <table:table-cell table:style-name="Tableau1.A2" office:value-type="string">
            <text:p text:style-name="P3">Comments</text:p>
          </table:table-cell>
          <table:table-cell table:style-name="Tableau1.A2" office:value-type="string">
            <text:p text:style-name="P2">This test will be implemented. </text:p>
          </table:table-cell>
          <table:table-cell table:style-name="Tableau1.A2" office:value-type="string">
            <text:p text:style-name="P2">Maybe it could be interesting to signal that if the title is empty, say something like No title found or something instead of nothing. I will not implemented this special case YET, I'm thinking to make it before the final project in assignment 4. </text:p>
            <text:p text:style-name="P2">This test will be implemented. </text:p>
          </table:table-cell>
          <table:table-cell table:style-name="Tableau1.D2" office:value-type="string">
            <text:p text:style-name="P2">Here is a typical test that I should handle, again here I'm thinking about make it later, it should fail but this test will pass, but should fail. Here I'm suppose that the PWL aren't that stupid to remove all information of a book e. </text:p>
            <text:p text:style-name="P2">This test will be implemented.</text:p>
          </table:table-cell>
        </table:table-row>
      </table:table>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3T18:56:34.26</meta:creation-date>
    <meta:generator>OpenOffice/4.1.2$Win32 OpenOffice.org_project/412m3$Build-9782</meta:generator>
    <dc:date>2017-03-19T17:39:28.63</dc:date>
    <meta:editing-duration>PT10H51M4S</meta:editing-duration>
    <meta:editing-cycles>73</meta:editing-cycles>
    <meta:document-statistic meta:table-count="3" meta:image-count="0" meta:object-count="0" meta:page-count="6" meta:paragraph-count="203" meta:word-count="1613" meta:character-count="8476"/>
  </office:meta>
</office:document-meta>
</file>